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Subheading">
      <style:text-properties fo:text-transform="uppercase" style:text-position="-3% 100%" style:font-name="Ringside Regular1" fo:font-size="10pt" fo:font-style="italic" fo:font-weight="250" officeooo:rsid="00bfc300" officeooo:paragraph-rsid="00bfc300" style:font-weight-asian="normal" style:font-weight-complex="normal"/>
    </style:style>
    <style:style style:name="P11" style:family="paragraph" style:parent-style-name="Table_20_End_20_Date">
      <style:text-properties officeooo:rsid="00c0da6c" officeooo:paragraph-rsid="00c0da6c"/>
    </style:style>
    <style:style style:name="P12" style:family="paragraph" style:parent-style-name="Table_20_End_20_Date">
      <style:text-properties officeooo:rsid="00c3c917" officeooo:paragraph-rsid="00c3c917"/>
    </style:style>
    <style:style style:name="P13" style:family="paragraph" style:parent-style-name="Table_20_End_20_Date">
      <style:text-properties officeooo:rsid="00c93d61" officeooo:paragraph-rsid="00c93d61"/>
    </style:style>
    <style:style style:name="P14" style:family="paragraph" style:parent-style-name="Table_20_Start_20_Date">
      <style:paragraph-properties fo:text-align="end" style:justify-single-word="false"/>
      <style:text-properties style:font-name="Gill Sans" officeooo:paragraph-rsid="00c93d61"/>
    </style:style>
    <style:style style:name="P15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style:font-name="Joanna Nova" officeooo:rsid="00c81025"/>
    </style:style>
    <style:style style:name="T6" style:family="text">
      <style:text-properties officeooo:rsid="009b1198"/>
    </style:style>
    <style:style style:name="T7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8" style:family="text">
      <style:text-properties fo:font-size="20.3999996185303pt" style:font-size-asian="20.3999996185303pt" style:font-size-complex="20.3999996185303pt"/>
    </style:style>
    <style:style style:name="T9" style:family="text">
      <style:text-properties fo:font-size="20.3999996185303pt" officeooo:rsid="003ed5ef" style:font-size-asian="20.3999996185303pt" style:font-size-complex="20.3999996185303pt"/>
    </style:style>
    <style:style style:name="T10" style:family="text">
      <style:text-properties officeooo:rsid="00a7ae10"/>
    </style:style>
    <style:style style:name="T11" style:family="text">
      <style:text-properties officeooo:rsid="00c03b93"/>
    </style:style>
    <style:style style:name="T12" style:family="text">
      <style:text-properties officeooo:rsid="00c8728e"/>
    </style:style>
    <style:style style:name="T13" style:family="text">
      <style:text-properties officeooo:rsid="00c93d61"/>
    </style:style>
    <style:style style:name="T14" style:family="text">
      <style:text-properties style:font-name="Gill Sans" officeooo:rsid="00c93d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Eric Bréchemier<text:span text:style-name="T1"><text:line-break/></text:span><text:span text:style-name="T8">eric@</text:span><text:span text:style-name="T7">culture</text:span><text:span text:style-name="T8">.graphic</text:span><text:span text:style-name="T9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27953920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workshops for creation from Kadenze Academy</text:p>
          </table:table-cell>
        </table:table-row>
        <table:table-row table:style-name="TableLine105553127951104">
          <table:table-cell table:style-name="Table1.A1" office:value-type="string">
            <text:p text:style-name="P14">20<text:span text:style-name="T13">21</text:span>–</text:p>
          </table:table-cell>
          <table:table-cell table:style-name="Table1.A1" office:value-type="string">
            <text:p text:style-name="P12">202<text:span text:style-name="T14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Art <text:span text:style-name="T5">A</text:span>mbassador for Art Explora <text:span text:style-name="T12">foundation </text:span>and the Louvre museum</text:p>
          </table:table-cell>
        </table:table-row>
        <table:table-row table:style-name="TableLine1055531279513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Tester of art history platform Art Explora Academy</text:p>
          </table:table-cell>
        </table:table-row>
        <table:table-row table:style-name="TableLine105553127950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279557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27956736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2813184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6">Certificate </text:span>from CNAP<text:span text:style-name="T10"> on Fun</text:span></text:p>
          </table:table-cell>
        </table:table-row>
        <table:table-row table:style-name="TableLine10555312795750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2795801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2795827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27958784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27959040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text:span text:style-name="T11">, Technical Trainer &amp; Project Manager</text:span></text:p>
          </table:table-cell>
        </table:table-row>
        <table:table-row table:style-name="TableLine105553128191488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27960064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28188928">
                <table:table-cell table:style-name="SoftwareEngineer.A1" office:value-type="string">
                  <text:p text:style-name="P10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28189184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28189440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28189696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28189952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28190464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2819200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2819225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5-31T18:31:12.745385029</dc:date>
    <meta:editing-duration>PT5H19M16S</meta:editing-duration>
    <meta:editing-cycles>155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1" meta:word-count="152" meta:character-count="1069" meta:non-whitespace-character-count="966"/>
  </office:meta>
</office:document-meta>
</file>